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2</text:p>
      <text:p text:style-name="P3"><text:line-break/> Date: 5/5<text:line-break/><text:line-break/> Facilitator: <text:s/>Andreas<text:line-break/><text:line-break/> Participants: Johan Gerdin, Andreas Wahlström, Linnea Andersson, Erik Arnebäck<text:line-break/><text:line-break/>1. Objectives: </text:p>
      <text:p text:style-name="P3"><text:tab/></text:p>
      <text:p text:style-name="P3"><text:tab/>Now that we have to refactor everything there are alot of problems needing to be <text:tab/>solved. Mostly those deciding where objects should be saved and in wich classes <text:s/><text:tab/></text:p>
      <text:p text:style-name="P3"><text:line-break/>2. Reports:</text:p>
      <text:p text:style-name="P3"/>
      <text:p text:style-name="P3"><text:tab/>All done. <text:tab/><text:line-break/><text:line-break/>3. Discussion items: </text:p>
      <text:p text:style-name="P3"><text:line-break/><text:tab/>Fire support from model to view to manage movement.</text:p>
      <text:p text:style-name="P3"><text:tab/>Because body is saved in view.</text:p>
      <text:p text:style-name="P3"/>
      <text:p text:style-name="P3"><text:tab/>All timer will be moved to controller.</text:p>
      <text:p text:style-name="P3"><text:line-break/>4. Outcomes and assignments: </text:p>
      <text:p text:style-name="P3"><text:line-break/><text:tab/>Linnea, Joahn: EntityViews</text:p>
      <text:p text:style-name="P3"/>
      <text:p text:style-name="P3"><text:tab/>Erik: Controller</text:p>
      <text:p text:style-name="P3"/>
      <text:p text:style-name="P3"><text:tab/>Andreas: Physics<text:tab/></text:p>
      <text:p text:style-name="P3"><text:tab/><text:line-break/>5. Wrap up: </text:p>
      <text:p text:style-name="P3"><text:line-break/><text:tab/>Next meeting: Wednesdsy 8/5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05T13:05:03.90</dc:date>
    <meta:editing-duration>PT1H30M33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" meta:paragraph-count="16" meta:word-count="92" meta:character-count="618"/>
  </office:meta>
</office:document-meta>
</file>